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Detail.getDetai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De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To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PageIndex(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H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From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SrcId( int sr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Display( boolean disp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Nex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ion.setToIndex(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DestId( int de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FoundTime( java . sql . Date fou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FromIndex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DetailId( int detai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Args( List &lt; String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TotalPage( int total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Templ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TemplateId( int templat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HotId( int ho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ion.get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Pag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Fou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Total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Pag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ina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ination.ge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ination.Pagination( int totalResult , int pageIndex , int maxLeng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tifyDetail.isDisp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generic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getPrev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ination.getTotal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Sr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ion.setList( List &lt; T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generic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ion.setTotalResult( int total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